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ParseTest14.test_2_l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eParseTest14.test_1_l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eParseTest14.test_1_g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eParseTest14.test_2_g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O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ParseTest14.test_0_l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O.setDate(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ParseTest14.test_0_g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